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25-03-25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0.035968" calcext:value-type="float">
            <text:p>-50.0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24-12-1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8.121824" calcext:value-type="float">
            <text:p>-48.1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24-03-0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9.965864" calcext:value-type="float">
            <text:p>-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23-03-30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1.37404" calcext:value-type="float">
            <text:p>-51.3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22-12-1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8.85944" calcext:value-type="float">
            <text:p>-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22-03-2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1.642264" calcext:value-type="float">
            <text:p>-51.6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22-01-1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733192" calcext:value-type="float">
            <text:p>-53.7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21-09-2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3.41876" calcext:value-type="float">
            <text:p>-43.4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21-03-08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2.453032" calcext:value-type="float">
            <text:p>-52.4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20-12-15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0.249328" calcext:value-type="float">
            <text:p>-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20-03-11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4.120288" calcext:value-type="float">
            <text:p>-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9-12-10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1.303936" calcext:value-type="float">
            <text:p>-51.3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9-03-21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6.232552" calcext:value-type="float">
            <text:p>-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8-12-13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2.712112" calcext:value-type="float">
            <text:p>-52.7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8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3.558968" calcext:value-type="float">
            <text:p>-43.5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8-03-15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5.174896" calcext:value-type="float">
            <text:p>-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8-01-03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4.120288" calcext:value-type="float">
            <text:p>-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7-09-27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7.783496" calcext:value-type="float">
            <text:p>-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7-03-15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5.528464" calcext:value-type="float">
            <text:p>-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6-12-02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4.120288" calcext:value-type="float">
            <text:p>-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6-09-2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5.671232" calcext:value-type="float">
            <text:p>-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6-06-15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5.107352" calcext:value-type="float">
            <text:p>-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6-03-03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6.93664" calcext:value-type="float">
            <text:p>-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5-12-09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769768" calcext:value-type="float">
            <text:p>-53.7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5-03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7.640728" calcext:value-type="float">
            <text:p>-57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4-12-23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5.882032" calcext:value-type="float">
            <text:p>-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4-03-06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9.048904" calcext:value-type="float">
            <text:p>-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3-12-1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7.640728" calcext:value-type="float">
            <text:p>-57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3-03-13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1.161168" calcext:value-type="float">
            <text:p>-61.1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3-03-07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8.344816" calcext:value-type="float">
            <text:p>-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2-1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8.344816" calcext:value-type="float">
            <text:p>-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2-12-04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6.58612" calcext:value-type="float">
            <text:p>-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2-10-04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8.487584" calcext:value-type="float">
            <text:p>-48.4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2-06-2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2.569344" calcext:value-type="float">
            <text:p>-62.5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2-06-07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7.640728" calcext:value-type="float">
            <text:p>-57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2-03-1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1.161168" calcext:value-type="float">
            <text:p>-61.1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2-03-08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9.752992" calcext:value-type="float">
            <text:p>-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1-12-15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8.344816" calcext:value-type="float">
            <text:p>-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1-06-02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0.45708" calcext:value-type="float">
            <text:p>-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1-05-18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2.569344" calcext:value-type="float">
            <text:p>-62.5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1-03-0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0.810648" calcext:value-type="float">
            <text:p>-60.8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0-12-09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9.402472" calcext:value-type="float">
            <text:p>-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0-09-23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4162" calcext:value-type="float">
            <text:p>-53.4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10-03-04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1.514736" calcext:value-type="float">
            <text:p>-61.5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9-12-0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8.698384" calcext:value-type="float">
            <text:p>-58.6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9-06-1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5.528464" calcext:value-type="float">
            <text:p>-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9-03-0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2.218824" calcext:value-type="float">
            <text:p>-62.2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9-01-22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1.514736" calcext:value-type="float">
            <text:p>-61.5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8-03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2.569344" calcext:value-type="float">
            <text:p>-62.5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7-03-22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0.810648" calcext:value-type="float">
            <text:p>-60.8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6-12-07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2.005464" calcext:value-type="float">
            <text:p>-62.0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6-09-2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5.528464" calcext:value-type="float">
            <text:p>-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6-03-02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1.514736" calcext:value-type="float">
            <text:p>-61.5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5-09-29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6.58612" calcext:value-type="float">
            <text:p>-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5-03-1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5.385696" calcext:value-type="float">
            <text:p>-65.3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4-12-02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4.331088" calcext:value-type="float">
            <text:p>-64.3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4-09-09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6.93664" calcext:value-type="float">
            <text:p>-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4-03-0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5.385696" calcext:value-type="float">
            <text:p>-65.3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3-12-04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3.97752" calcext:value-type="float">
            <text:p>-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3-03-13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7.14744" calcext:value-type="float">
            <text:p>-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2-12-12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6.089784" calcext:value-type="float">
            <text:p>-66.0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2-09-1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0.45708" calcext:value-type="float">
            <text:p>-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2-03-14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8.555616" calcext:value-type="float">
            <text:p>-68.5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1-12-0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9.259704" calcext:value-type="float">
            <text:p>-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1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9.25056" calcext:value-type="float">
            <text:p>-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1-09-20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3.627" calcext:value-type="float">
            <text:p>-63.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1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3.61176" calcext:value-type="float">
            <text:p>-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1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1.38172" calcext:value-type="float">
            <text:p>-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1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6.793872" calcext:value-type="float">
            <text:p>-66.7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0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6.443352" calcext:value-type="float">
            <text:p>-66.4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0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9.752992" calcext:value-type="float">
            <text:p>-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0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0.249328" calcext:value-type="float">
            <text:p>-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2000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6.443352" calcext:value-type="float">
            <text:p>-66.4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99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6.793872" calcext:value-type="float">
            <text:p>-66.7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99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8.279832" calcext:value-type="float">
            <text:p>-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99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3.627" calcext:value-type="float">
            <text:p>-63.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98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6.793872" calcext:value-type="float">
            <text:p>-66.7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98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3.273432" calcext:value-type="float">
            <text:p>-63.2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98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7.49796" calcext:value-type="float">
            <text:p>-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98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6.793872" calcext:value-type="float">
            <text:p>-66.7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97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6.089784" calcext:value-type="float">
            <text:p>-66.0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97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3.97752" calcext:value-type="float">
            <text:p>-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97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5.671232" calcext:value-type="float">
            <text:p>-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97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9.610224" calcext:value-type="float">
            <text:p>-69.6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96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7.595984" calcext:value-type="float">
            <text:p>-77.5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96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5.385696" calcext:value-type="float">
            <text:p>-65.3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96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9.191672" calcext:value-type="float">
            <text:p>-49.1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96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7.778376" calcext:value-type="float">
            <text:p>-67.7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95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7.268384" calcext:value-type="float">
            <text:p>-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95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5.532" calcext:value-type="float">
            <text:p>-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94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5.532" calcext:value-type="float">
            <text:p>-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94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7.222176" calcext:value-type="float">
            <text:p>-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94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0.5968" calcext:value-type="float">
            <text:p>-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93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3.558968" calcext:value-type="float">
            <text:p>-43.5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93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1.0184" calcext:value-type="float">
            <text:p>-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93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8.2752" calcext:value-type="float">
            <text:p>-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92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0.7136" calcext:value-type="float">
            <text:p>-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92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8.630352" calcext:value-type="float">
            <text:p>-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92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8.906136" calcext:value-type="float">
            <text:p>-68.9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91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4.681608" calcext:value-type="float">
            <text:p>-64.6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88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1.99888" calcext:value-type="float">
            <text:p>-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88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4.6176" calcext:value-type="float">
            <text:p>-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88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4.55408" calcext:value-type="float">
            <text:p>-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87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3.3984" calcext:value-type="float">
            <text:p>-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86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8.54952" calcext:value-type="float">
            <text:p>-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86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9.591448" calcext:value-type="float">
            <text:p>-59.5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85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2.75832" calcext:value-type="float">
            <text:p>-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85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0.931592" calcext:value-type="float">
            <text:p>-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85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7.336416" calcext:value-type="float">
            <text:p>-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85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7.065144" calcext:value-type="float">
            <text:p>-67.0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84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0.314312" calcext:value-type="float">
            <text:p>-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84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8.202048" calcext:value-type="float">
            <text:p>-68.2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84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7.674744" calcext:value-type="float">
            <text:p>-67.6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84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7.46748" calcext:value-type="float">
            <text:p>-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83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9.259704" calcext:value-type="float">
            <text:p>-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83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1.0184" calcext:value-type="float">
            <text:p>-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82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8.91528" calcext:value-type="float">
            <text:p>-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82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2.87768" calcext:value-type="float">
            <text:p>-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81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8.650104" calcext:value-type="float">
            <text:p>-68.6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81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2.310752" calcext:value-type="float">
            <text:p>-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71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8.6968" calcext:value-type="float">
            <text:p>-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70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7.1728" calcext:value-type="float">
            <text:p>-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70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8.6968" calcext:value-type="float">
            <text:p>-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9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7.9348" calcext:value-type="float">
            <text:p>-87.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9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7.9348" calcext:value-type="float">
            <text:p>-87.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8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6.5632" calcext:value-type="float">
            <text:p>-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8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8.6968" calcext:value-type="float">
            <text:p>-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7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0.9244" calcext:value-type="float">
            <text:p>-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7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1.8744" calcext:value-type="float">
            <text:p>-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7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2.296" calcext:value-type="float">
            <text:p>-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7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8.6968" calcext:value-type="float">
            <text:p>-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6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7.9348" calcext:value-type="float">
            <text:p>-87.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6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0.0684" calcext:value-type="float">
            <text:p>-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5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9.3064" calcext:value-type="float">
            <text:p>-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5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5.8952" calcext:value-type="float">
            <text:p>-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5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0.5028" calcext:value-type="float">
            <text:p>-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5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0.0684" calcext:value-type="float">
            <text:p>-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5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9.3064" calcext:value-type="float">
            <text:p>-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4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8.9788" calcext:value-type="float">
            <text:p>-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4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8.8848" calcext:value-type="float">
            <text:p>-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4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5.8952" calcext:value-type="float">
            <text:p>-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4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0.1624" calcext:value-type="float">
            <text:p>-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4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5.0392" calcext:value-type="float">
            <text:p>-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4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4.4296" calcext:value-type="float">
            <text:p>-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3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4.4296" calcext:value-type="float">
            <text:p>-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3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4.4296" calcext:value-type="float">
            <text:p>-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3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3.3628" calcext:value-type="float">
            <text:p>-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3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8.2752" calcext:value-type="float">
            <text:p>-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3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7.6072" calcext:value-type="float">
            <text:p>-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3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1.0184" calcext:value-type="float">
            <text:p>-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3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9.6468" calcext:value-type="float">
            <text:p>-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3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8.2752" calcext:value-type="float">
            <text:p>-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3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6.868" calcext:value-type="float">
            <text:p>-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3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7.9348" calcext:value-type="float">
            <text:p>-87.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3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7.9348" calcext:value-type="float">
            <text:p>-87.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3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3.2104" calcext:value-type="float">
            <text:p>-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2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7.9348" calcext:value-type="float">
            <text:p>-87.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2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5.8012" calcext:value-type="float">
            <text:p>-85.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2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3.2104" calcext:value-type="float">
            <text:p>-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2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1.8744" calcext:value-type="float">
            <text:p>-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2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8.8848" calcext:value-type="float">
            <text:p>-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2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5.3796" calcext:value-type="float">
            <text:p>-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2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1.7804" calcext:value-type="float">
            <text:p>-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2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2.296" calcext:value-type="float">
            <text:p>-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2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7.9348" calcext:value-type="float">
            <text:p>-87.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2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3.2104" calcext:value-type="float">
            <text:p>-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2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3.2104" calcext:value-type="float">
            <text:p>-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0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3.5152" calcext:value-type="float">
            <text:p>-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60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8.6968" calcext:value-type="float">
            <text:p>-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59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4.4296" calcext:value-type="float">
            <text:p>-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59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9.3064" calcext:value-type="float">
            <text:p>-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58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0.5256" calcext:value-type="float">
            <text:p>-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02664</text:p>
          </table:table-cell>
          <table:table-cell office:value-type="string" calcext:value-type="string">
            <text:p>01N/13E-32CBB</text:p>
          </table:table-cell>
          <table:table-cell office:value-type="string" calcext:value-type="string">
            <text:p>1957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0.8304" calcext:value-type="float">
            <text:p>-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0" meta:object-count="0"/>
    <meta:user-defined meta:name="AppVersion">3.0</meta:user-defined>
  </office:meta>
</office:document-meta>
</file>